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Heading_20_2">
      <style:paragraph-properties fo:break-before="auto" fo:line-height="115%" fo:margin-top="0cm" style:writing-mode="lr-tb"/>
    </style:style>
    <style:style style:name="T3_1" style:family="text"/>
    <style:style style:name="P4" style:family="paragraph" style:parent-style-name="Heading_20_3">
      <style:paragraph-properties fo:break-before="auto" fo:line-height="115%" fo:margin-top="0cm" fo:margin-bottom="0cm" style:writing-mode="lr-tb"/>
    </style:style>
    <style:style style:name="T4_1" style:family="text"/>
    <style:style style:name="P5" style:family="paragraph" style:parent-style-name="Standard">
      <style:paragraph-properties fo:break-before="auto" fo:text-indent="0cm" fo:line-height="115%" fo:margin-left="2.54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P6" style:family="paragraph" style:parent-style-name="Heading_20_3">
      <style:paragraph-properties fo:break-before="auto" fo:line-height="115%" fo:margin-top="0cm" fo:margin-bottom="0cm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line-height="115%" fo:margin-left="2.54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P8" style:family="paragraph" style:parent-style-name="Heading_20_2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Heading_20_3">
      <style:paragraph-properties fo:break-before="auto" fo:line-height="115%" fo:margin-top="0cm" fo:margin-bottom="0cm" style:writing-mode="lr-tb"/>
    </style:style>
    <style:style style:name="T9_1" style:family="text"/>
    <style:style style:name="P10" style:family="paragraph" style:parent-style-name="Standard">
      <style:paragraph-properties fo:break-before="auto" fo:text-indent="0cm" fo:line-height="115%" fo:margin-left="2.54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P11" style:family="paragraph" style:parent-style-name="Heading_20_2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Heading_20_3">
      <style:paragraph-properties fo:break-before="auto" fo:line-height="115%" fo:margin-top="0cm" fo:margin-bottom="0cm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2.54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P14" style:family="paragraph" style:parent-style-name="Heading_20_3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text-indent="0cm" fo:line-height="115%" fo:margin-left="2.54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Heading_20_3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text-indent="0cm" fo:line-height="115%" fo:margin-left="2.54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P18" style:family="paragraph" style:parent-style-name="Heading_20_3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text-indent="0cm" fo:line-height="115%" fo:margin-left="2.54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P20" style:family="paragraph" style:parent-style-name="Heading_20_2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Heading_20_3">
      <style:paragraph-properties fo:break-before="auto" fo:line-height="115%" fo:margin-top="0cm" fo:margin-bottom="0cm" style:writing-mode="lr-tb"/>
    </style:style>
    <style:style style:name="T21_1" style:family="text"/>
    <style:style style:name="P22" style:family="paragraph" style:parent-style-name="Standard">
      <style:paragraph-properties fo:break-before="auto" fo:text-indent="0cm" fo:line-height="115%" fo:margin-left="2.54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P23" style:family="paragraph" style:parent-style-name="Heading_20_3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P25" style:family="paragraph" style:parent-style-name="Heading_20_3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text-indent="0cm" fo:line-height="115%" fo:margin-left="2.54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P27" style:family="paragraph" style:parent-style-name="Heading_20_3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P29" style:family="paragraph" style:parent-style-name="Heading_20_2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Heading_20_3">
      <style:paragraph-properties fo:break-before="auto" fo:line-height="115%" fo:margin-top="0cm" fo:margin-bottom="0cm" style:writing-mode="lr-tb"/>
    </style:style>
    <style:style style:name="T30_1" style:family="text"/>
    <style:style style:name="P31" style:family="paragraph" style:parent-style-name="Standard">
      <style:paragraph-properties fo:break-before="auto" fo:text-indent="0cm" fo:line-height="115%" fo:margin-left="2.54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P32" style:family="paragraph" style:parent-style-name="Heading_20_3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text-indent="0cm" fo:line-height="115%" fo:margin-left="2.54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P34" style:family="paragraph" style:parent-style-name="Heading_20_2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Heading_20_3">
      <style:paragraph-properties fo:break-before="auto" fo:line-height="115%" fo:margin-top="0cm" fo:margin-bottom="0cm" style:writing-mode="lr-tb"/>
    </style:style>
    <style:style style:name="T35_1" style:family="text"/>
    <style:style style:name="P36" style:family="paragraph" style:parent-style-name="Standard">
      <style:paragraph-properties fo:break-before="auto" fo:text-indent="0cm" fo:line-height="115%" fo:margin-left="2.54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Heading_20_3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text-indent="0cm" fo:line-height="115%" fo:margin-left="2.54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P39" style:family="paragraph" style:parent-style-name="Heading_20_3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text-indent="0cm" fo:line-height="115%" fo:margin-left="2.54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P41" style:family="paragraph" style:parent-style-name="Heading_20_2">
      <style:paragraph-properties fo:break-before="auto" fo:line-height="115%" fo:margin-top="0cm" style:writing-mode="lr-tb"/>
    </style:style>
    <style:style style:name="T41_1" style:family="text"/>
    <style:style style:name="P42" style:family="paragraph" style:parent-style-name="Heading_20_3">
      <style:paragraph-properties fo:break-before="auto" fo:line-height="115%" fo:margin-top="0cm" fo:margin-bottom="0cm" style:writing-mode="lr-tb"/>
    </style:style>
    <style:style style:name="T42_1" style:family="text"/>
    <style:style style:name="P43" style:family="paragraph" style:parent-style-name="Standard">
      <style:paragraph-properties fo:break-before="auto" fo:text-indent="1.27cm" fo:line-height="115%" fo:margin-lef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Heading_20_3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text-indent="0cm" fo:line-height="115%" fo:margin-left="2.54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P46" style:family="paragraph" style:parent-style-name="Heading_20_3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text-indent="0cm" fo:line-height="115%" fo:margin-left="2.54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</office:automatic-styles>
  <office:body>
    <office:text>
      <text:p text:style-name="P1"><text:bookmark-start text:name="h.heb4qnda3kic"/><text:bookmark-end text:name="h.heb4qnda3kic"/><text:span text:style-name="T1_1">Linkta</text:span><text:span text:style-name="T1_2">.</text:span><text:span text:style-name="T1_3">pe</text:span></text:p>
      <text:h text:style-name="P2" text:outline-level="10"><text:bookmark-start text:name="h.ngrcoiv11ti2"/><text:bookmark-end text:name="h.ngrcoiv11ti2"/><text:span text:style-name="T2_1">Features</text:span></text:h>
      <text:list text:style-name="LS1" xml:id="list0">
        <text:list-item>
          <text:h text:style-name="P3" text:outline-level="10"><text:bookmark-start text:name="h.8ekmssrulias"/><text:bookmark-end text:name="h.8ekmssrulias"/><text:span text:style-name="T3_1">JamminJS</text:span></text:h>
          <text:list>
            <text:list-item>
              <text:h text:style-name="P4" text:outline-level="10"><text:bookmark-start text:name="h.eapz689bdc0m"/><text:bookmark-end text:name="h.eapz689bdc0m"/><text:span text:style-name="T4_1">Overview</text:span></text:h>
            </text:list-item>
          </text:list>
        </text:list-item>
      </text:list>
      <text:p text:style-name="P5"><text:span text:style-name="T5_1">JamminJS</text:span><text:span text:style-name="T5_2"><text:s/></text:span><text:span text:style-name="T5_3">is</text:span><text:span text:style-name="T5_4"><text:s/></text:span><text:span text:style-name="T5_5">the</text:span><text:span text:style-name="T5_6"><text:s/></text:span><text:span text:style-name="T5_7">core</text:span><text:span text:style-name="T5_8"><text:s/></text:span><text:span text:style-name="T5_9">engine</text:span><text:span text:style-name="T5_10"><text:s/></text:span><text:span text:style-name="T5_11">that</text:span><text:span text:style-name="T5_12"><text:s/></text:span><text:span text:style-name="T5_13">runs</text:span><text:span text:style-name="T5_14"><text:s/></text:span><text:span text:style-name="T5_15">Linkta</text:span><text:span text:style-name="T5_16">.</text:span><text:span text:style-name="T5_17">pe</text:span><text:span text:style-name="T5_18">.<text:s text:c="2"/></text:span><text:span text:style-name="T5_19">Service</text:span><text:span text:style-name="T5_20"><text:s/></text:span><text:span text:style-name="T5_21">oriented</text:span><text:span text:style-name="T5_22"><text:s/></text:span><text:span text:style-name="T5_23">features</text:span><text:span text:style-name="T5_24"><text:s/></text:span><text:span text:style-name="T5_25">would</text:span><text:span text:style-name="T5_26"><text:s/></text:span><text:span text:style-name="T5_27">reside</text:span><text:span text:style-name="T5_28"><text:s/></text:span><text:span text:style-name="T5_29">elsewhere</text:span><text:span text:style-name="T5_30"><text:s/></text:span><text:span text:style-name="T5_31">to</text:span><text:span text:style-name="T5_32"><text:s/></text:span><text:span text:style-name="T5_33">support</text:span><text:span text:style-name="T5_34"><text:s/></text:span><text:span text:style-name="T5_35">possible</text:span><text:span text:style-name="T5_36"><text:s/></text:span><text:span text:style-name="T5_37">open</text:span><text:span text:style-name="T5_38">-</text:span><text:span text:style-name="T5_39">source</text:span><text:span text:style-name="T5_40"><text:s/></text:span><text:span text:style-name="T5_41">distribution</text:span><text:span text:style-name="T5_42"><text:s/></text:span><text:span text:style-name="T5_43">of</text:span><text:span text:style-name="T5_44"><text:s/></text:span><text:span text:style-name="T5_45">the</text:span><text:span text:style-name="T5_46"><text:s/></text:span><text:span text:style-name="T5_47">library</text:span><text:span text:style-name="T5_48"><text:s/></text:span><text:span text:style-name="T5_49">or</text:span><text:span text:style-name="T5_50"><text:s/></text:span><text:span text:style-name="T5_51">for</text:span><text:span text:style-name="T5_52"><text:s/></text:span><text:span text:style-name="T5_53">more</text:span><text:span text:style-name="T5_54"><text:s/></text:span><text:span text:style-name="T5_55">basic</text:span><text:span text:style-name="T5_56">,<text:s/></text:span><text:span text:style-name="T5_57">embedded</text:span><text:span text:style-name="T5_58"><text:s/></text:span><text:span text:style-name="T5_59">versions</text:span><text:span text:style-name="T5_60">.</text:span></text:p>
      <text:list text:style-name="LS1" xml:id="list2" text:continue-list="list0">
        <text:list-item>
          <text:list>
            <text:list-item>
              <text:h text:style-name="P6" text:outline-level="10"><text:bookmark-start text:name="h.9422co50lmhb"/><text:bookmark-end text:name="h.9422co50lmhb"/><text:span text:style-name="T6_1">Widget</text:span></text:h>
            </text:list-item>
          </text:list>
        </text:list-item>
      </text:list>
      <text:p text:style-name="P7"><text:span text:style-name="T7_1">JamminJS</text:span><text:span text:style-name="T7_2"><text:s/></text:span><text:span text:style-name="T7_3">would</text:span><text:span text:style-name="T7_4"><text:s/></text:span><text:span text:style-name="T7_5">support</text:span><text:span text:style-name="T7_6"><text:s/></text:span><text:span text:style-name="T7_7">an</text:span><text:span text:style-name="T7_8"><text:s/></text:span><text:span text:style-name="T7_9">embedded</text:span><text:span text:style-name="T7_10"><text:s/></text:span><text:span text:style-name="T7_11">mode</text:span><text:span text:style-name="T7_12"><text:s/></text:span><text:span text:style-name="T7_13">for</text:span><text:span text:style-name="T7_14"><text:s/></text:span><text:span text:style-name="T7_15">use</text:span><text:span text:style-name="T7_16"><text:s/></text:span><text:span text:style-name="T7_17">on</text:span><text:span text:style-name="T7_18"><text:s/></text:span><text:span text:style-name="T7_19">blogs</text:span><text:span text:style-name="T7_20"><text:s/></text:span><text:span text:style-name="T7_21">or</text:span><text:span text:style-name="T7_22"><text:s/></text:span><text:span text:style-name="T7_23">social</text:span><text:span text:style-name="T7_24"><text:s/></text:span><text:span text:style-name="T7_25">networks</text:span><text:span text:style-name="T7_26">.<text:s text:c="2"/></text:span><text:span text:style-name="T7_27">This</text:span><text:span text:style-name="T7_28"><text:s/></text:span><text:span text:style-name="T7_29">would</text:span><text:span text:style-name="T7_30"><text:s/></text:span><text:span text:style-name="T7_31">mainly</text:span><text:span text:style-name="T7_32"><text:s/></text:span><text:span text:style-name="T7_33">be</text:span><text:span text:style-name="T7_34"><text:s/></text:span><text:span text:style-name="T7_35">to</text:span><text:span text:style-name="T7_36"><text:s/></text:span><text:span text:style-name="T7_37">collect</text:span><text:span text:style-name="T7_38"><text:s/></text:span><text:span text:style-name="T7_39">a</text:span><text:span text:style-name="T7_40"><text:s/></text:span><text:span text:style-name="T7_41">custom</text:span><text:span text:style-name="T7_42"><text:s/></text:span><text:span text:style-name="T7_43">playlist</text:span><text:span text:style-name="T7_44"><text:s/></text:span><text:span text:style-name="T7_45">of</text:span><text:span text:style-name="T7_46"><text:s/></text:span><text:span text:style-name="T7_47">audio</text:span><text:span text:style-name="T7_48"><text:s/></text:span><text:span text:style-name="T7_49">or</text:span><text:span text:style-name="T7_50"><text:s/></text:span><text:span text:style-name="T7_51">video</text:span><text:span text:style-name="T7_52"><text:s/></text:span><text:span text:style-name="T7_53">for</text:span><text:span text:style-name="T7_54"><text:s/></text:span><text:span text:style-name="T7_55">display</text:span><text:span text:style-name="T7_56"><text:s/></text:span><text:span text:style-name="T7_57">rather</text:span><text:span text:style-name="T7_58"><text:s/></text:span><text:span text:style-name="T7_59">than</text:span><text:span text:style-name="T7_60"><text:s/></text:span><text:span text:style-name="T7_61">allowing</text:span><text:span text:style-name="T7_62"><text:s/></text:span><text:span text:style-name="T7_63">additions</text:span><text:span text:style-name="T7_64">.<text:s text:c="2"/></text:span><text:span text:style-name="T7_65">DJ</text:span><text:span text:style-name="T7_66"><text:s/></text:span><text:span text:style-name="T7_67">Mode</text:span><text:span text:style-name="T7_68">,<text:s/></text:span><text:span text:style-name="T7_69">described</text:span><text:span text:style-name="T7_70"><text:s/></text:span><text:span text:style-name="T7_71">below</text:span><text:span text:style-name="T7_72">,<text:s/></text:span><text:span text:style-name="T7_73">could</text:span><text:span text:style-name="T7_74"><text:s/></text:span><text:span text:style-name="T7_75">be</text:span><text:span text:style-name="T7_76"><text:s/></text:span><text:span text:style-name="T7_77">used</text:span><text:span text:style-name="T7_78"><text:s/></text:span><text:span text:style-name="T7_79">here</text:span><text:span text:style-name="T7_80"><text:s/></text:span><text:span text:style-name="T7_81">to</text:span><text:span text:style-name="T7_82"><text:s/></text:span><text:span text:style-name="T7_83">suggest</text:span><text:span text:style-name="T7_84"><text:s/></text:span><text:span text:style-name="T7_85">or</text:span><text:span text:style-name="T7_86"><text:s/></text:span><text:span text:style-name="T7_87">share</text:span><text:span text:style-name="T7_88"><text:s/></text:span><text:span text:style-name="T7_89">songs</text:span><text:span text:style-name="T7_90"><text:s/></text:span><text:span text:style-name="T7_91">with</text:span><text:span text:style-name="T7_92"><text:s/></text:span><text:span text:style-name="T7_93">the</text:span><text:span text:style-name="T7_94"><text:s/></text:span><text:span text:style-name="T7_95">embedded</text:span><text:span text:style-name="T7_96"><text:s/></text:span><text:span text:style-name="T7_97">widget</text:span><text:span text:style-name="T7_98">’</text:span><text:span text:style-name="T7_99">s</text:span><text:span text:style-name="T7_100"><text:s/></text:span><text:span text:style-name="T7_101">owner</text:span><text:span text:style-name="T7_102">.</text:span></text:p>
      <text:list text:style-name="LS1" xml:id="list3" text:continue-list="list0">
        <text:list-item>
          <text:h text:style-name="P8" text:outline-level="10"><text:bookmark-start text:name="h.fi4ysnrxipdl"/><text:bookmark-end text:name="h.fi4ysnrxipdl"/><text:span text:style-name="T8_1">Sharing</text:span></text:h>
          <text:list>
            <text:list-item>
              <text:h text:style-name="P9" text:outline-level="10"><text:bookmark-start text:name="h.r2ezqf5zs7ut"/><text:bookmark-end text:name="h.r2ezqf5zs7ut"/><text:span text:style-name="T9_1">Overview</text:span></text:h>
            </text:list-item>
          </text:list>
        </text:list-item>
      </text:list>
      <text:p text:style-name="P10"><text:span text:style-name="T10_1">The</text:span><text:span text:style-name="T10_2"><text:s/></text:span><text:span text:style-name="T10_3">main</text:span><text:span text:style-name="T10_4"><text:s/></text:span><text:span text:style-name="T10_5">purpose</text:span><text:span text:style-name="T10_6"><text:s/></text:span><text:span text:style-name="T10_7">of</text:span><text:span text:style-name="T10_8"><text:s/></text:span><text:span text:style-name="T10_9">linkta</text:span><text:span text:style-name="T10_10">.</text:span><text:span text:style-name="T10_11">pe</text:span><text:span text:style-name="T10_12"><text:s/></text:span><text:span text:style-name="T10_13">is</text:span><text:span text:style-name="T10_14"><text:s/></text:span><text:span text:style-name="T10_15">to</text:span><text:span text:style-name="T10_16"><text:s/></text:span><text:span text:style-name="T10_17">provide</text:span><text:span text:style-name="T10_18"><text:s/></text:span><text:span text:style-name="T10_19">the</text:span><text:span text:style-name="T10_20"><text:s/></text:span><text:span text:style-name="T10_21">ability</text:span><text:span text:style-name="T10_22"><text:s/></text:span><text:span text:style-name="T10_23">to</text:span><text:span text:style-name="T10_24"><text:s/></text:span><text:span text:style-name="T10_25">collect</text:span><text:span text:style-name="T10_26"><text:s/></text:span><text:span text:style-name="T10_27">audio</text:span><text:span text:style-name="T10_28"><text:s/></text:span><text:span text:style-name="T10_29">and</text:span><text:span text:style-name="T10_30"><text:s/></text:span><text:span text:style-name="T10_31">video</text:span><text:span text:style-name="T10_32"><text:s/></text:span><text:span text:style-name="T10_33">sources</text:span><text:span text:style-name="T10_34"><text:s/></text:span><text:span text:style-name="T10_35">from</text:span><text:span text:style-name="T10_36"><text:s/></text:span><text:span text:style-name="T10_37">around</text:span><text:span text:style-name="T10_38"><text:s/></text:span><text:span text:style-name="T10_39">the</text:span><text:span text:style-name="T10_40"><text:s/></text:span><text:span text:style-name="T10_41">internet</text:span><text:span text:style-name="T10_42"><text:s/></text:span><text:span text:style-name="T10_43">for</text:span><text:span text:style-name="T10_44"><text:s/></text:span><text:span text:style-name="T10_45">use</text:span><text:span text:style-name="T10_46"><text:s/></text:span><text:span text:style-name="T10_47">as</text:span><text:span text:style-name="T10_48"><text:s/></text:span><text:span text:style-name="T10_49">a</text:span><text:span text:style-name="T10_50"><text:s/></text:span><text:span text:style-name="T10_51">playlist</text:span><text:span text:style-name="T10_52">,<text:s/></text:span><text:span text:style-name="T10_53">or</text:span><text:span text:style-name="T10_54"><text:s/></text:span><text:span text:style-name="T10_55">mixtape</text:span><text:span text:style-name="T10_56">.<text:s text:c="2"/></text:span><text:span text:style-name="T10_57">The</text:span><text:span text:style-name="T10_58"><text:s/></text:span><text:span text:style-name="T10_59">playlists</text:span><text:span text:style-name="T10_60"><text:s/></text:span><text:span text:style-name="T10_61">could</text:span><text:span text:style-name="T10_62"><text:s/></text:span><text:span text:style-name="T10_63">then</text:span><text:span text:style-name="T10_64"><text:s/></text:span><text:span text:style-name="T10_65">be</text:span><text:span text:style-name="T10_66"><text:s/></text:span><text:span text:style-name="T10_67">saved</text:span><text:span text:style-name="T10_68"><text:s/></text:span><text:span text:style-name="T10_69">to</text:span><text:span text:style-name="T10_70"><text:s/></text:span><text:span text:style-name="T10_71">share</text:span><text:span text:style-name="T10_72"><text:s/></text:span><text:span text:style-name="T10_73">or</text:span><text:span text:style-name="T10_74"><text:s/></text:span><text:span text:style-name="T10_75">update</text:span><text:span text:style-name="T10_76"><text:s/></text:span><text:span text:style-name="T10_77">later</text:span><text:span text:style-name="T10_78">.</text:span></text:p>
      <text:list text:style-name="LS1" xml:id="list5" text:continue-list="list0">
        <text:list-item>
          <text:h text:style-name="P11" text:outline-level="10"><text:bookmark-start text:name="h.3nel3hv9jjnn"/><text:bookmark-end text:name="h.3nel3hv9jjnn"/><text:span text:style-name="T11_1">Visual</text:span><text:span text:style-name="T11_2"><text:s/></text:span><text:span text:style-name="T11_3">Features</text:span></text:h>
          <text:list>
            <text:list-item>
              <text:h text:style-name="P12" text:outline-level="10"><text:bookmark-start text:name="h.yh68wdk95e2f"/><text:bookmark-end text:name="h.yh68wdk95e2f"/><text:span text:style-name="T12_1">Overview</text:span></text:h>
            </text:list-item>
          </text:list>
        </text:list-item>
      </text:list>
      <text:p text:style-name="P13"><text:span text:style-name="T13_1">Visually</text:span><text:span text:style-name="T13_2"><text:s/></text:span><text:span text:style-name="T13_3">linkta</text:span><text:span text:style-name="T13_4">.</text:span><text:span text:style-name="T13_5">pe</text:span><text:span text:style-name="T13_6"><text:s/></text:span><text:span text:style-name="T13_7">should</text:span><text:span text:style-name="T13_8"><text:s/></text:span><text:span text:style-name="T13_9">give</text:span><text:span text:style-name="T13_10"><text:s/></text:span><text:span text:style-name="T13_11">as</text:span><text:span text:style-name="T13_12"><text:s/></text:span><text:span text:style-name="T13_13">much</text:span><text:span text:style-name="T13_14"><text:s/></text:span><text:span text:style-name="T13_15">power</text:span><text:span text:style-name="T13_16"><text:s/></text:span><text:span text:style-name="T13_17">to</text:span><text:span text:style-name="T13_18"><text:s/></text:span><text:span text:style-name="T13_19">the</text:span><text:span text:style-name="T13_20"><text:s/></text:span><text:span text:style-name="T13_21">song</text:span><text:span text:style-name="T13_22"><text:s/></text:span><text:span text:style-name="T13_23">or</text:span><text:span text:style-name="T13_24"><text:s/></text:span><text:span text:style-name="T13_25">video</text:span><text:span text:style-name="T13_26"><text:s/></text:span><text:span text:style-name="T13_27">as</text:span><text:span text:style-name="T13_28"><text:s/></text:span><text:span text:style-name="T13_29">possible</text:span><text:span text:style-name="T13_30"><text:s/></text:span><text:span text:style-name="T13_31">to</text:span><text:span text:style-name="T13_32"><text:s/></text:span><text:span text:style-name="T13_33">determine</text:span><text:span text:style-name="T13_34"><text:s/></text:span><text:span text:style-name="T13_35">the</text:span><text:span text:style-name="T13_36"><text:s/></text:span><text:span text:style-name="T13_37">look</text:span><text:span text:style-name="T13_38"><text:s/></text:span><text:span text:style-name="T13_39">and</text:span><text:span text:style-name="T13_40"><text:s/></text:span><text:span text:style-name="T13_41">feel</text:span><text:span text:style-name="T13_42"><text:s/></text:span><text:span text:style-name="T13_43">of</text:span><text:span text:style-name="T13_44"><text:s/></text:span><text:span text:style-name="T13_45">the</text:span><text:span text:style-name="T13_46"><text:s/></text:span><text:span text:style-name="T13_47">site</text:span><text:span text:style-name="T13_48">.<text:s text:c="2"/></text:span><text:span text:style-name="T13_49">Visual</text:span><text:span text:style-name="T13_50"><text:s/></text:span><text:span text:style-name="T13_51">association</text:span><text:span text:style-name="T13_52">,<text:s/></text:span><text:span text:style-name="T13_53">as</text:span><text:span text:style-name="T13_54"><text:s/></text:span><text:span text:style-name="T13_55">described</text:span><text:span text:style-name="T13_56"><text:s/></text:span><text:span text:style-name="T13_57">in</text:span><text:span text:style-name="T13_58"><text:s/></text:span><text:span text:style-name="T13_59">the</text:span><text:span text:style-name="T13_60"><text:s/></text:span><text:span text:style-name="T13_61">Song</text:span><text:span text:style-name="T13_62"><text:s/></text:span><text:span text:style-name="T13_63">Association</text:span><text:span text:style-name="T13_64"><text:s/></text:span><text:span text:style-name="T13_65">section</text:span><text:span text:style-name="T13_66"><text:s/></text:span><text:span text:style-name="T13_67">below</text:span><text:span text:style-name="T13_68">,<text:s/></text:span><text:span text:style-name="T13_69">could</text:span><text:span text:style-name="T13_70"><text:s/></text:span><text:span text:style-name="T13_71">be</text:span><text:span text:style-name="T13_72"><text:s/></text:span><text:span text:style-name="T13_73">used</text:span><text:span text:style-name="T13_74"><text:s/></text:span><text:span text:style-name="T13_75">to</text:span><text:span text:style-name="T13_76"><text:s/></text:span><text:span text:style-name="T13_77">provide</text:span><text:span text:style-name="T13_78"><text:s/></text:span><text:span text:style-name="T13_79">sources</text:span><text:span text:style-name="T13_80"><text:s/></text:span><text:span text:style-name="T13_81">for</text:span><text:span text:style-name="T13_82"><text:s/></text:span><text:span text:style-name="T13_83">visualization</text:span><text:span text:style-name="T13_84"><text:s/></text:span><text:span text:style-name="T13_85">features</text:span><text:span text:style-name="T13_86">.</text:span></text:p>
      <text:list text:style-name="LS1" xml:id="list7" text:continue-list="list0">
        <text:list-item>
          <text:list>
            <text:list-item>
              <text:h text:style-name="P14" text:outline-level="10"><text:bookmark-start text:name="h.rmfeoxavyxzb"/><text:bookmark-end text:name="h.rmfeoxavyxzb"/><text:span text:style-name="T14_1">Basic</text:span><text:span text:style-name="T14_2"><text:s/></text:span><text:span text:style-name="T14_3">Display</text:span></text:h>
            </text:list-item>
          </text:list>
        </text:list-item>
      </text:list>
      <text:p text:style-name="P15"><text:span text:style-name="T15_1">Linkta</text:span><text:span text:style-name="T15_2">.</text:span><text:span text:style-name="T15_3">pe</text:span><text:span text:style-name="T15_4"><text:s/></text:span><text:span text:style-name="T15_5">should</text:span><text:span text:style-name="T15_6"><text:s/></text:span><text:span text:style-name="T15_7">display</text:span><text:span text:style-name="T15_8"><text:s/></text:span><text:span text:style-name="T15_9">an</text:span><text:span text:style-name="T15_10"><text:s/></text:span><text:span text:style-name="T15_11">image</text:span><text:span text:style-name="T15_12"><text:s/></text:span><text:span text:style-name="T15_13">or</text:span><text:span text:style-name="T15_14"><text:s/></text:span><text:span text:style-name="T15_15">video</text:span><text:span text:style-name="T15_16"><text:s/></text:span><text:span text:style-name="T15_17">with</text:span><text:span text:style-name="T15_18"><text:s/></text:span><text:span text:style-name="T15_19">each</text:span><text:span text:style-name="T15_20"><text:s/></text:span><text:span text:style-name="T15_21">song</text:span><text:span text:style-name="T15_22">.<text:s text:c="2"/></text:span><text:span text:style-name="T15_23">Soundcloud</text:span><text:span text:style-name="T15_24"><text:s/></text:span><text:span text:style-name="T15_25">provides</text:span><text:span text:style-name="T15_26"><text:s/></text:span><text:span text:style-name="T15_27">album</text:span><text:span text:style-name="T15_28"><text:s/></text:span><text:span text:style-name="T15_29">art</text:span><text:span text:style-name="T15_30"><text:s/></text:span><text:span text:style-name="T15_31">while</text:span><text:span text:style-name="T15_32"><text:s/></text:span><text:span text:style-name="T15_33">youtube</text:span><text:span text:style-name="T15_34"><text:s/></text:span><text:span text:style-name="T15_35">provides</text:span><text:span text:style-name="T15_36"><text:s/></text:span><text:span text:style-name="T15_37">video</text:span><text:span text:style-name="T15_38">,<text:s/></text:span><text:span text:style-name="T15_39">for</text:span><text:span text:style-name="T15_40"><text:s/></text:span><text:span text:style-name="T15_41">example</text:span><text:span text:style-name="T15_42">.<text:s text:c="2"/></text:span><text:span text:style-name="T15_43">These</text:span><text:span text:style-name="T15_44"><text:s/></text:span><text:span text:style-name="T15_45">settings</text:span><text:span text:style-name="T15_46"><text:s/></text:span><text:span text:style-name="T15_47">would</text:span><text:span text:style-name="T15_48"><text:s/></text:span><text:span text:style-name="T15_49">be</text:span><text:span text:style-name="T15_50"><text:s/></text:span><text:span text:style-name="T15_51">configurable</text:span><text:span text:style-name="T15_52"><text:s/></text:span><text:span text:style-name="T15_53">by</text:span><text:span text:style-name="T15_54"><text:s/></text:span><text:span text:style-name="T15_55">the</text:span><text:span text:style-name="T15_56"><text:s/></text:span><text:span text:style-name="T15_57">user</text:span><text:span text:style-name="T15_58"><text:s/></text:span><text:span text:style-name="T15_59">and</text:span><text:span text:style-name="T15_60"><text:s/></text:span><text:span text:style-name="T15_61">their</text:span><text:span text:style-name="T15_62"><text:s/></text:span><text:span text:style-name="T15_63">personal</text:span><text:span text:style-name="T15_64"><text:s/></text:span><text:span text:style-name="T15_65">associations</text:span><text:span text:style-name="T15_66"><text:s/></text:span><text:span text:style-name="T15_67">remembered</text:span><text:span text:style-name="T15_68">.</text:span></text:p>
      <text:list text:style-name="LS1" xml:id="list8" text:continue-list="list0">
        <text:list-item>
          <text:list>
            <text:list-item>
              <text:h text:style-name="P16" text:outline-level="10"><text:bookmark-start text:name="h.j5wnsjscte1"/><text:bookmark-end text:name="h.j5wnsjscte1"/><text:span text:style-name="T16_1">SoundCloud</text:span><text:span text:style-name="T16_2"><text:s/></text:span><text:span text:style-name="T16_3">Waveform</text:span></text:h>
            </text:list-item>
          </text:list>
        </text:list-item>
      </text:list>
      <text:p text:style-name="P17"><text:span text:style-name="T17_1">The</text:span><text:span text:style-name="T17_2"><text:s/></text:span><text:span text:style-name="T17_3">SoundCloud</text:span><text:span text:style-name="T17_4"><text:s/></text:span><text:span text:style-name="T17_5">API</text:span><text:span text:style-name="T17_6"><text:s/></text:span><text:span text:style-name="T17_7">provides</text:span><text:span text:style-name="T17_8"><text:s/></text:span><text:span text:style-name="T17_9">a</text:span><text:span text:style-name="T17_10"><text:s/></text:span><text:span text:style-name="T17_11">url</text:span><text:span text:style-name="T17_12"><text:s/></text:span><text:span text:style-name="T17_13">to</text:span><text:span text:style-name="T17_14"><text:s/></text:span><text:span text:style-name="T17_15">the</text:span><text:span text:style-name="T17_16"><text:s/></text:span><text:span text:style-name="T17_17">waveform</text:span><text:span text:style-name="T17_18"><text:s/></text:span><text:span text:style-name="T17_19">image</text:span><text:span text:style-name="T17_20"><text:s/></text:span><text:span text:style-name="T17_21">of</text:span><text:span text:style-name="T17_22"><text:s/></text:span><text:span text:style-name="T17_23">a</text:span><text:span text:style-name="T17_24"><text:s/></text:span><text:span text:style-name="T17_25">song</text:span><text:span text:style-name="T17_26">.<text:s text:c="2"/></text:span><text:span text:style-name="T17_27">This</text:span><text:span text:style-name="T17_28"><text:s/></text:span><text:span text:style-name="T17_29">alone</text:span><text:span text:style-name="T17_30"><text:s/></text:span><text:span text:style-name="T17_31">can</text:span><text:span text:style-name="T17_32"><text:s/></text:span><text:span text:style-name="T17_33">be</text:span><text:span text:style-name="T17_34"><text:s/></text:span><text:span text:style-name="T17_35">used</text:span><text:span text:style-name="T17_36"><text:s/></text:span><text:span text:style-name="T17_37">or</text:span><text:span text:style-name="T17_38"><text:s/></text:span><text:span text:style-name="T17_39">modified</text:span><text:span text:style-name="T17_40"><text:s/></text:span><text:span text:style-name="T17_41">to</text:span><text:span text:style-name="T17_42"><text:s/></text:span><text:span text:style-name="T17_43">power</text:span><text:span text:style-name="T17_44"><text:s/></text:span><text:span text:style-name="T17_45">another</text:span><text:span text:style-name="T17_46"><text:s/></text:span><text:span text:style-name="T17_47">mode</text:span><text:span text:style-name="T17_48"><text:s/></text:span><text:span text:style-name="T17_49">of</text:span><text:span text:style-name="T17_50"><text:s/></text:span><text:span text:style-name="T17_51">visual</text:span><text:span text:style-name="T17_52"><text:s/></text:span><text:span text:style-name="T17_53">representation</text:span><text:span text:style-name="T17_54">.</text:span></text:p>
      <text:list text:style-name="LS1" xml:id="list9" text:continue-list="list0">
        <text:list-item>
          <text:list>
            <text:list-item>
              <text:h text:style-name="P18" text:outline-level="10"><text:bookmark-start text:name="h.mvw4x92kwo8q"/><text:bookmark-end text:name="h.mvw4x92kwo8q"/><text:span text:style-name="T18_1">Fullscreen</text:span><text:span text:style-name="T18_2"><text:s/></text:span><text:span text:style-name="T18_3">Mode</text:span></text:h>
            </text:list-item>
          </text:list>
        </text:list-item>
      </text:list>
      <text:p text:style-name="P19"><text:span text:style-name="T19_1">Fullscreen</text:span><text:span text:style-name="T19_2"><text:s/></text:span><text:span text:style-name="T19_3">mode</text:span><text:span text:style-name="T19_4"><text:s/></text:span><text:span text:style-name="T19_5">would</text:span><text:span text:style-name="T19_6"><text:s/></text:span><text:span text:style-name="T19_7">be</text:span><text:span text:style-name="T19_8"><text:s/></text:span><text:span text:style-name="T19_9">for</text:span><text:span text:style-name="T19_10"><text:s/></text:span><text:span text:style-name="T19_11">display</text:span><text:span text:style-name="T19_12"><text:s/></text:span><text:span text:style-name="T19_13">or</text:span><text:span text:style-name="T19_14"><text:s/></text:span><text:span text:style-name="T19_15">enjoyment</text:span><text:span text:style-name="T19_16"><text:s/></text:span><text:span text:style-name="T19_17">if</text:span><text:span text:style-name="T19_18"><text:s/></text:span><text:span text:style-name="T19_19">Linkta</text:span><text:span text:style-name="T19_20">.</text:span><text:span text:style-name="T19_21">pe</text:span><text:span text:style-name="T19_22"><text:s/></text:span><text:span text:style-name="T19_23">is</text:span><text:span text:style-name="T19_24"><text:s/></text:span><text:span text:style-name="T19_25">being</text:span><text:span text:style-name="T19_26"><text:s/></text:span><text:span text:style-name="T19_27">used</text:span><text:span text:style-name="T19_28"><text:s/></text:span><text:span text:style-name="T19_29">as</text:span><text:span text:style-name="T19_30"><text:s/></text:span><text:span text:style-name="T19_31">a</text:span><text:span text:style-name="T19_32"><text:s/></text:span><text:span text:style-name="T19_33">primary</text:span><text:span text:style-name="T19_34"><text:s/></text:span><text:span text:style-name="T19_35">source</text:span><text:span text:style-name="T19_36"><text:s/></text:span><text:span text:style-name="T19_37">of</text:span><text:span text:style-name="T19_38"><text:s/></text:span><text:span text:style-name="T19_39">entertainment</text:span><text:span text:style-name="T19_40">.<text:s text:c="2"/></text:span><text:span text:style-name="T19_41">Advertisements</text:span><text:span text:style-name="T19_42"><text:s/></text:span><text:span text:style-name="T19_43">would</text:span><text:span text:style-name="T19_44"><text:s/></text:span><text:span text:style-name="T19_45">be</text:span><text:span text:style-name="T19_46"><text:s/></text:span><text:span text:style-name="T19_47">hidden</text:span><text:span text:style-name="T19_48"><text:s/></text:span><text:span text:style-name="T19_49">to</text:span><text:span text:style-name="T19_50"><text:s/></text:span><text:span text:style-name="T19_51">allow</text:span><text:span text:style-name="T19_52"><text:s/></text:span><text:span text:style-name="T19_53">for</text:span><text:span text:style-name="T19_54"><text:s/></text:span><text:span text:style-name="T19_55">an</text:span><text:span text:style-name="T19_56"><text:s/></text:span><text:span text:style-name="T19_57">uninhibited</text:span><text:span text:style-name="T19_58"><text:s/></text:span><text:span text:style-name="T19_59">audio</text:span><text:span text:style-name="T19_60"><text:s/></text:span><text:span text:style-name="T19_61">and</text:span><text:span text:style-name="T19_62"><text:s/></text:span><text:span text:style-name="T19_63">visual</text:span><text:span text:style-name="T19_64"><text:s/></text:span><text:span text:style-name="T19_65">experience</text:span><text:span text:style-name="T19_66">.</text:span></text:p>
      <text:list text:style-name="LS1" xml:id="list10" text:continue-list="list0">
        <text:list-item>
          <text:h text:style-name="P20" text:outline-level="10"><text:bookmark-start text:name="h.1ppdf1ahd9ps"/><text:bookmark-end text:name="h.1ppdf1ahd9ps"/><text:span text:style-name="T20_1">Song</text:span><text:span text:style-name="T20_2"><text:s/></text:span><text:span text:style-name="T20_3">Association</text:span></text:h>
          <text:list>
            <text:list-item>
              <text:h text:style-name="P21" text:outline-level="10"><text:bookmark-start text:name="h.i37x1w326f5q"/><text:bookmark-end text:name="h.i37x1w326f5q"/><text:span text:style-name="T21_1">Overview</text:span></text:h>
            </text:list-item>
          </text:list>
        </text:list-item>
      </text:list>
      <text:p text:style-name="P22"><text:span text:style-name="T22_1">Many</text:span><text:span text:style-name="T22_2"><text:s/></text:span><text:span text:style-name="T22_3">sources</text:span><text:span text:style-name="T22_4"><text:s/></text:span><text:span text:style-name="T22_5">of</text:span><text:span text:style-name="T22_6"><text:s/></text:span><text:span text:style-name="T22_7">the</text:span><text:span text:style-name="T22_8"><text:s/></text:span><text:span text:style-name="T22_9">same</text:span><text:span text:style-name="T22_10"><text:s/></text:span><text:span text:style-name="T22_11">song</text:span><text:span text:style-name="T22_12">,<text:s/></text:span><text:span text:style-name="T22_13">video</text:span><text:span text:style-name="T22_14">,<text:s/></text:span><text:span text:style-name="T22_15">or</text:span><text:span text:style-name="T22_16"><text:s/></text:span><text:span text:style-name="T22_17">other</text:span><text:span text:style-name="T22_18"><text:s/></text:span><text:span text:style-name="T22_19">media</text:span><text:span text:style-name="T22_20"><text:s/></text:span><text:span text:style-name="T22_21">may</text:span><text:span text:style-name="T22_22"><text:s/></text:span><text:span text:style-name="T22_23">be</text:span><text:span text:style-name="T22_24"><text:s/></text:span><text:span text:style-name="T22_25">provided</text:span><text:span text:style-name="T22_26"><text:s/></text:span><text:span text:style-name="T22_27">by</text:span><text:span text:style-name="T22_28"><text:s/></text:span><text:span text:style-name="T22_29">users</text:span><text:span text:style-name="T22_30">.<text:s text:c="2"/></text:span><text:span text:style-name="T22_31">Linkta</text:span><text:span text:style-name="T22_32">.</text:span><text:span text:style-name="T22_33">pe</text:span><text:span text:style-name="T22_34"><text:s/></text:span><text:span text:style-name="T22_35">would</text:span><text:span text:style-name="T22_36"><text:s/></text:span><text:span text:style-name="T22_37">attempt</text:span><text:span text:style-name="T22_38"><text:s/></text:span><text:span text:style-name="T22_39">to</text:span><text:span text:style-name="T22_40"><text:s/></text:span><text:span text:style-name="T22_41">intelligently</text:span><text:span text:style-name="T22_42"><text:s/></text:span><text:span text:style-name="T22_43">associate</text:span><text:span text:style-name="T22_44"><text:s/></text:span><text:span text:style-name="T22_45">these</text:span><text:span text:style-name="T22_46"><text:s/></text:span><text:span text:style-name="T22_47">sources</text:span><text:span text:style-name="T22_48"><text:s/></text:span><text:span text:style-name="T22_49">both</text:span><text:span text:style-name="T22_50"><text:s/></text:span><text:span text:style-name="T22_51">on</text:span><text:span text:style-name="T22_52"><text:s/></text:span><text:span text:style-name="T22_53">its</text:span><text:span text:style-name="T22_54"><text:s/></text:span><text:span text:style-name="T22_55">own</text:span><text:span text:style-name="T22_56"><text:s/></text:span><text:span text:style-name="T22_57">and</text:span><text:span text:style-name="T22_58"><text:s/></text:span><text:span text:style-name="T22_59">based</text:span><text:span text:style-name="T22_60"><text:s/></text:span><text:span text:style-name="T22_61">on</text:span><text:span text:style-name="T22_62"><text:s/></text:span><text:span text:style-name="T22_63">user</text:span><text:span text:style-name="T22_64"><text:s/></text:span><text:span text:style-name="T22_65">association</text:span><text:span text:style-name="T22_66">.</text:span></text:p>
      <text:list text:style-name="LS1" xml:id="list12" text:continue-list="list0">
        <text:list-item>
          <text:list>
            <text:list-item>
              <text:h text:style-name="P23" text:outline-level="10"><text:bookmark-start text:name="h.su72iz763lc0"/><text:bookmark-end text:name="h.su72iz763lc0"/><text:span text:style-name="T23_1">Visual</text:span><text:span text:style-name="T23_2"><text:s/></text:span><text:span text:style-name="T23_3">Association</text:span></text:h>
            </text:list-item>
          </text:list>
        </text:list-item>
      </text:list>
      <text:p text:style-name="P24"><text:span text:style-name="T24_1">Linkta</text:span><text:span text:style-name="T24_2">.</text:span><text:span text:style-name="T24_3">pe</text:span><text:span text:style-name="T24_4"><text:s/></text:span><text:span text:style-name="T24_5">would</text:span><text:span text:style-name="T24_6"><text:s/></text:span><text:span text:style-name="T24_7">allow</text:span><text:span text:style-name="T24_8"><text:s/></text:span><text:span text:style-name="T24_9">users</text:span><text:span text:style-name="T24_10"><text:s/></text:span><text:span text:style-name="T24_11">to</text:span><text:span text:style-name="T24_12"><text:s/></text:span><text:span text:style-name="T24_13">associate</text:span><text:span text:style-name="T24_14"><text:s/></text:span><text:span text:style-name="T24_15">songs</text:span><text:span text:style-name="T24_16"><text:s/></text:span><text:span text:style-name="T24_17">with</text:span><text:span text:style-name="T24_18"><text:s/></text:span><text:span text:style-name="T24_19">video</text:span><text:span text:style-name="T24_20"><text:s/></text:span><text:span text:style-name="T24_21">or</text:span><text:span text:style-name="T24_22"><text:s/></text:span><text:span text:style-name="T24_23">images</text:span><text:span text:style-name="T24_24"><text:s/></text:span><text:span text:style-name="T24_25">within</text:span><text:span text:style-name="T24_26"><text:s/></text:span><text:span text:style-name="T24_27">their</text:span><text:span text:style-name="T24_28"><text:s/></text:span><text:span text:style-name="T24_29">playlist</text:span><text:span text:style-name="T24_30">.<text:s text:c="2"/></text:span><text:span text:style-name="T24_31">These</text:span><text:span text:style-name="T24_32"><text:s/></text:span><text:span text:style-name="T24_33">could</text:span><text:span text:style-name="T24_34"><text:s/></text:span><text:span text:style-name="T24_35">be</text:span><text:span text:style-name="T24_36"><text:s/></text:span><text:span text:style-name="T24_37">used</text:span><text:span text:style-name="T24_38"><text:s/></text:span><text:span text:style-name="T24_39">to</text:span><text:span text:style-name="T24_40"><text:s/></text:span><text:span text:style-name="T24_41">decorate</text:span><text:span text:style-name="T24_42"><text:s/></text:span><text:span text:style-name="T24_43">the</text:span><text:span text:style-name="T24_44"><text:s/></text:span><text:span text:style-name="T24_45">UI</text:span><text:span text:style-name="T24_46"><text:s/></text:span><text:span text:style-name="T24_47">based</text:span><text:span text:style-name="T24_48"><text:s/></text:span><text:span text:style-name="T24_49">on</text:span><text:span text:style-name="T24_50"><text:s/></text:span><text:span text:style-name="T24_51">the</text:span><text:span text:style-name="T24_52"><text:s/></text:span><text:span text:style-name="T24_53">currently</text:span><text:span text:style-name="T24_54"><text:s/></text:span><text:span text:style-name="T24_55">playing</text:span><text:span text:style-name="T24_56"><text:s/></text:span><text:span text:style-name="T24_57">song</text:span><text:span text:style-name="T24_58">.<text:s text:c="2"/></text:span><text:span text:style-name="T24_59">These</text:span><text:span text:style-name="T24_60"><text:s/></text:span><text:span text:style-name="T24_61">associations</text:span><text:span text:style-name="T24_62"><text:s/></text:span><text:span text:style-name="T24_63">can</text:span><text:span text:style-name="T24_64"><text:s/></text:span><text:span text:style-name="T24_65">also</text:span><text:span text:style-name="T24_66"><text:s/></text:span><text:span text:style-name="T24_67">be</text:span><text:span text:style-name="T24_68"><text:s/></text:span><text:span text:style-name="T24_69">used</text:span><text:span text:style-name="T24_70"><text:s/></text:span><text:span text:style-name="T24_71">to</text:span><text:span text:style-name="T24_72"><text:s/></text:span><text:span text:style-name="T24_73">suggest</text:span><text:span text:style-name="T24_74"><text:s/></text:span><text:span text:style-name="T24_75">combinations</text:span><text:span text:style-name="T24_76"><text:s/></text:span><text:span text:style-name="T24_77">to</text:span><text:span text:style-name="T24_78"><text:s/></text:span><text:span text:style-name="T24_79">other</text:span><text:span text:style-name="T24_80"><text:s/></text:span><text:span text:style-name="T24_81">users</text:span><text:span text:style-name="T24_82">.</text:span></text:p>
      <text:list text:style-name="LS1" xml:id="list13" text:continue-list="list0">
        <text:list-item>
          <text:list>
            <text:list-item>
              <text:h text:style-name="P25" text:outline-level="10"><text:bookmark-start text:name="h.5ip1uuyyuzrl"/><text:bookmark-end text:name="h.5ip1uuyyuzrl"/><text:span text:style-name="T25_1">Video</text:span><text:span text:style-name="T25_2"><text:s/></text:span><text:span text:style-name="T25_3">Association</text:span></text:h>
            </text:list-item>
          </text:list>
        </text:list-item>
      </text:list>
      <text:p text:style-name="P26"><text:span text:style-name="T26_1">Content</text:span><text:span text:style-name="T26_2"><text:s/></text:span><text:span text:style-name="T26_3">creators</text:span><text:span text:style-name="T26_4"><text:s/></text:span><text:span text:style-name="T26_5">on</text:span><text:span text:style-name="T26_6"><text:s/></text:span><text:span text:style-name="T26_7">youtube</text:span><text:span text:style-name="T26_8"><text:s/></text:span><text:span text:style-name="T26_9">often</text:span><text:span text:style-name="T26_10"><text:s/></text:span><text:span text:style-name="T26_11">enjoy</text:span><text:span text:style-name="T26_12"><text:s/></text:span><text:span text:style-name="T26_13">putting</text:span><text:span text:style-name="T26_14"><text:s/></text:span><text:span text:style-name="T26_15">together</text:span><text:span text:style-name="T26_16"><text:s/></text:span><text:span text:style-name="T26_17">custom</text:span><text:span text:style-name="T26_18"><text:s/></text:span><text:span text:style-name="T26_19">music</text:span><text:span text:style-name="T26_20"><text:s/></text:span><text:span text:style-name="T26_21">videos</text:span><text:span text:style-name="T26_22"><text:s/></text:span><text:span text:style-name="T26_23">for</text:span><text:span text:style-name="T26_24"><text:s/></text:span><text:span text:style-name="T26_25">songs</text:span><text:span text:style-name="T26_26">.<text:s text:c="2"/></text:span><text:span text:style-name="T26_27">These</text:span><text:span text:style-name="T26_28"><text:s/></text:span><text:span text:style-name="T26_29">videos</text:span><text:span text:style-name="T26_30"><text:s/></text:span><text:span text:style-name="T26_31">could</text:span><text:span text:style-name="T26_32"><text:s/></text:span><text:span text:style-name="T26_33">be</text:span><text:span text:style-name="T26_34"><text:s/></text:span><text:span text:style-name="T26_35">remembered</text:span><text:span text:style-name="T26_36"><text:s/></text:span><text:span text:style-name="T26_37">and</text:span><text:span text:style-name="T26_38"><text:s/></text:span><text:span text:style-name="T26_39">offered</text:span><text:span text:style-name="T26_40"><text:s/></text:span><text:span text:style-name="T26_41">to</text:span><text:span text:style-name="T26_42"><text:s/></text:span><text:span text:style-name="T26_43">other</text:span><text:span text:style-name="T26_44"><text:s/></text:span><text:span text:style-name="T26_45">users</text:span><text:span text:style-name="T26_46"><text:s/></text:span><text:span text:style-name="T26_47">for</text:span><text:span text:style-name="T26_48"><text:s/></text:span><text:span text:style-name="T26_49">additional</text:span><text:span text:style-name="T26_50"><text:s/></text:span><text:span text:style-name="T26_51">options</text:span><text:span text:style-name="T26_52"><text:s/></text:span><text:span text:style-name="T26_53">for</text:span><text:span text:style-name="T26_54"><text:s/></text:span><text:span text:style-name="T26_55">visual</text:span><text:span text:style-name="T26_56"><text:s/></text:span><text:span text:style-name="T26_57">representation</text:span><text:span text:style-name="T26_58"><text:s/></text:span><text:span text:style-name="T26_59">of</text:span><text:span text:style-name="T26_60"><text:s/></text:span><text:span text:style-name="T26_61">a</text:span><text:span text:style-name="T26_62"><text:s/></text:span><text:span text:style-name="T26_63">song</text:span><text:span text:style-name="T26_64">.</text:span></text:p>
      <text:list text:style-name="LS1" xml:id="list14" text:continue-list="list0">
        <text:list-item>
          <text:list>
            <text:list-item>
              <text:h text:style-name="P27" text:outline-level="10"><text:bookmark-start text:name="h.m8ryxaqr8kka"/><text:bookmark-end text:name="h.m8ryxaqr8kka"/><text:span text:style-name="T27_1">Video</text:span><text:span text:style-name="T27_2"><text:s/></text:span><text:span text:style-name="T27_3">Association</text:span><text:span text:style-name="T27_4"><text:s/>-<text:s/></text:span><text:span text:style-name="T27_5">Quality</text:span></text:h>
            </text:list-item>
          </text:list>
        </text:list-item>
      </text:list>
      <text:p text:style-name="P28"><text:span text:style-name="T28_1">If</text:span><text:span text:style-name="T28_2"><text:s/></text:span><text:span text:style-name="T28_3">a</text:span><text:span text:style-name="T28_4"><text:s/></text:span><text:span text:style-name="T28_5">video</text:span><text:span text:style-name="T28_6"><text:s/></text:span><text:span text:style-name="T28_7">source</text:span><text:span text:style-name="T28_8"><text:s/></text:span><text:span text:style-name="T28_9">of</text:span><text:span text:style-name="T28_10"><text:s/></text:span><text:span text:style-name="T28_11">a</text:span><text:span text:style-name="T28_12"><text:s/></text:span><text:span text:style-name="T28_13">song</text:span><text:span text:style-name="T28_14"><text:s/></text:span><text:span text:style-name="T28_15">exists</text:span><text:span text:style-name="T28_16"><text:s/></text:span><text:span text:style-name="T28_17">it</text:span><text:span text:style-name="T28_18"><text:s/></text:span><text:span text:style-name="T28_19">can</text:span><text:span text:style-name="T28_20"><text:s/></text:span><text:span text:style-name="T28_21">be</text:span><text:span text:style-name="T28_22"><text:s/></text:span><text:span text:style-name="T28_23">synced</text:span><text:span text:style-name="T28_24"><text:s/></text:span><text:span text:style-name="T28_25">up</text:span><text:span text:style-name="T28_26"><text:s/></text:span><text:span text:style-name="T28_27">with</text:span><text:span text:style-name="T28_28"><text:s/></text:span><text:span text:style-name="T28_29">a</text:span><text:span text:style-name="T28_30"><text:s/></text:span><text:span text:style-name="T28_31">higher</text:span><text:span text:style-name="T28_32"><text:s/></text:span><text:span text:style-name="T28_33">quality</text:span><text:span text:style-name="T28_34"><text:s/></text:span><text:span text:style-name="T28_35">audio</text:span><text:span text:style-name="T28_36"><text:s/></text:span><text:span text:style-name="T28_37">source</text:span><text:span text:style-name="T28_38"><text:s/></text:span><text:span text:style-name="T28_39">of</text:span><text:span text:style-name="T28_40"><text:s/></text:span><text:span text:style-name="T28_41">the</text:span><text:span text:style-name="T28_42"><text:s/></text:span><text:span text:style-name="T28_43">same</text:span><text:span text:style-name="T28_44"><text:s/></text:span><text:span text:style-name="T28_45">song</text:span><text:span text:style-name="T28_46"><text:s/></text:span><text:span text:style-name="T28_47">for</text:span><text:span text:style-name="T28_48"><text:s/></text:span><text:span text:style-name="T28_49">an</text:span><text:span text:style-name="T28_50"><text:s/></text:span><text:span text:style-name="T28_51">improved</text:span><text:span text:style-name="T28_52"><text:s/></text:span><text:span text:style-name="T28_53">experience</text:span><text:span text:style-name="T28_54">.</text:span></text:p>
      <text:list text:style-name="LS1" xml:id="list15" text:continue-list="list0">
        <text:list-item>
          <text:h text:style-name="P29" text:outline-level="10"><text:bookmark-start text:name="h.8oz8s3uv5w50"/><text:bookmark-end text:name="h.8oz8s3uv5w50"/><text:span text:style-name="T29_1">Song</text:span><text:span text:style-name="T29_2"><text:s/></text:span><text:span text:style-name="T29_3">Suggestion</text:span></text:h>
          <text:list>
            <text:list-item>
              <text:h text:style-name="P30" text:outline-level="10"><text:bookmark-start text:name="h.hacs5zs207eo"/><text:bookmark-end text:name="h.hacs5zs207eo"/><text:span text:style-name="T30_1">Overview</text:span></text:h>
            </text:list-item>
          </text:list>
        </text:list-item>
      </text:list>
      <text:p text:style-name="P31"><text:span text:style-name="T31_1">Linkta</text:span><text:span text:style-name="T31_2">.</text:span><text:span text:style-name="T31_3">pe</text:span><text:span text:style-name="T31_4"><text:s/></text:span><text:span text:style-name="T31_5">could</text:span><text:span text:style-name="T31_6"><text:s/></text:span><text:span text:style-name="T31_7">help</text:span><text:span text:style-name="T31_8"><text:s/></text:span><text:span text:style-name="T31_9">with</text:span><text:span text:style-name="T31_10"><text:s/></text:span><text:span text:style-name="T31_11">the</text:span><text:span text:style-name="T31_12"><text:s/></text:span><text:span text:style-name="T31_13">mixtape</text:span><text:span text:style-name="T31_14"><text:s/></text:span><text:span text:style-name="T31_15">creation</text:span><text:span text:style-name="T31_16"><text:s/></text:span><text:span text:style-name="T31_17">process</text:span><text:span text:style-name="T31_18"><text:s/></text:span><text:span text:style-name="T31_19">by</text:span><text:span text:style-name="T31_20"><text:s/></text:span><text:span text:style-name="T31_21">suggesting</text:span><text:span text:style-name="T31_22"><text:s/></text:span><text:span text:style-name="T31_23">songs</text:span><text:span text:style-name="T31_24"><text:s/></text:span><text:span text:style-name="T31_25">to</text:span><text:span text:style-name="T31_26"><text:s/></text:span><text:span text:style-name="T31_27">the</text:span><text:span text:style-name="T31_28"><text:s/></text:span><text:span text:style-name="T31_29">user</text:span><text:span text:style-name="T31_30">.</text:span></text:p>
      <text:list text:style-name="LS1" xml:id="list17" text:continue-list="list0">
        <text:list-item>
          <text:list>
            <text:list-item>
              <text:h text:style-name="P32" text:outline-level="10"><text:bookmark-start text:name="h.ykjz4cxbsel8"/><text:bookmark-end text:name="h.ykjz4cxbsel8"/><text:span text:style-name="T32_1">Video</text:span><text:span text:style-name="T32_2"><text:s/></text:span><text:span text:style-name="T32_3">Suggestion</text:span></text:h>
            </text:list-item>
          </text:list>
        </text:list-item>
      </text:list>
      <text:p text:style-name="P33"><text:span text:style-name="T33_1">Linkta</text:span><text:span text:style-name="T33_2">.</text:span><text:span text:style-name="T33_3">pe</text:span><text:span text:style-name="T33_4"><text:s/></text:span><text:span text:style-name="T33_5">could</text:span><text:span text:style-name="T33_6"><text:s/></text:span><text:span text:style-name="T33_7">provide</text:span><text:span text:style-name="T33_8"><text:s/></text:span><text:span text:style-name="T33_9">the</text:span><text:span text:style-name="T33_10"><text:s/></text:span><text:span text:style-name="T33_11">user</text:span><text:span text:style-name="T33_12"><text:s/></text:span><text:span text:style-name="T33_13">with</text:span><text:span text:style-name="T33_14"><text:s/></text:span><text:span text:style-name="T33_15">suggestions</text:span><text:span text:style-name="T33_16"><text:s/></text:span><text:span text:style-name="T33_17">for</text:span><text:span text:style-name="T33_18"><text:s/></text:span><text:span text:style-name="T33_19">visual</text:span><text:span text:style-name="T33_20"><text:s/></text:span><text:span text:style-name="T33_21">association</text:span><text:span text:style-name="T33_22"><text:s/></text:span><text:span text:style-name="T33_23">based</text:span><text:span text:style-name="T33_24"><text:s/></text:span><text:span text:style-name="T33_25">on</text:span><text:span text:style-name="T33_26"><text:s/></text:span><text:span text:style-name="T33_27">other</text:span><text:span text:style-name="T33_28"><text:s/></text:span><text:span text:style-name="T33_29">users</text:span><text:span text:style-name="T33_30">’<text:s/></text:span><text:span text:style-name="T33_31">associations</text:span><text:span text:style-name="T33_32">.</text:span></text:p>
      <text:list text:style-name="LS1" xml:id="list18" text:continue-list="list0">
        <text:list-item>
          <text:h text:style-name="P34" text:outline-level="10"><text:bookmark-start text:name="h.79oqs2n3h458"/><text:bookmark-end text:name="h.79oqs2n3h458"/><text:span text:style-name="T34_1">Collaborative</text:span><text:span text:style-name="T34_2"><text:s/></text:span><text:span text:style-name="T34_3">Modes</text:span></text:h>
          <text:list>
            <text:list-item>
              <text:h text:style-name="P35" text:outline-level="10"><text:bookmark-start text:name="h.hk7dtxafw9ge"/><text:bookmark-end text:name="h.hk7dtxafw9ge"/><text:span text:style-name="T35_1">Overview</text:span></text:h>
            </text:list-item>
          </text:list>
        </text:list-item>
      </text:list>
      <text:p text:style-name="P36"><text:span text:style-name="T36_1">Linkta</text:span><text:span text:style-name="T36_2">.</text:span><text:span text:style-name="T36_3">pe</text:span><text:span text:style-name="T36_4"><text:s/></text:span><text:span text:style-name="T36_5">could</text:span><text:span text:style-name="T36_6"><text:s/></text:span><text:span text:style-name="T36_7">be</text:span><text:span text:style-name="T36_8"><text:s/></text:span><text:span text:style-name="T36_9">set</text:span><text:span text:style-name="T36_10"><text:s/></text:span><text:span text:style-name="T36_11">to</text:span><text:span text:style-name="T36_12"><text:s/></text:span><text:span text:style-name="T36_13">multiple</text:span><text:span text:style-name="T36_14"><text:s/></text:span><text:span text:style-name="T36_15">collaborative</text:span><text:span text:style-name="T36_16"><text:s/></text:span><text:span text:style-name="T36_17">modes</text:span><text:span text:style-name="T36_18"><text:s/></text:span><text:span text:style-name="T36_19">to</text:span><text:span text:style-name="T36_20"><text:s/></text:span><text:span text:style-name="T36_21">enable</text:span><text:span text:style-name="T36_22"><text:s/></text:span><text:span text:style-name="T36_23">collective</text:span><text:span text:style-name="T36_24"><text:s/></text:span><text:span text:style-name="T36_25">mixtape</text:span><text:span text:style-name="T36_26"><text:s/></text:span><text:span text:style-name="T36_27">generation</text:span><text:span text:style-name="T36_28">.</text:span></text:p>
      <text:list text:style-name="LS1" xml:id="list20" text:continue-list="list0">
        <text:list-item>
          <text:list>
            <text:list-item>
              <text:h text:style-name="P37" text:outline-level="10"><text:bookmark-start text:name="h.mozahb5s510"/><text:bookmark-end text:name="h.mozahb5s510"/><text:span text:style-name="T37_1">DJ</text:span><text:span text:style-name="T37_2"><text:s/></text:span><text:span text:style-name="T37_3">Mode</text:span></text:h>
            </text:list-item>
          </text:list>
        </text:list-item>
      </text:list>
      <text:p text:style-name="P38"><text:span text:style-name="T38_1">A</text:span><text:span text:style-name="T38_2"><text:s/></text:span><text:span text:style-name="T38_3">playlist</text:span><text:span text:style-name="T38_4"><text:s/></text:span><text:span text:style-name="T38_5">could</text:span><text:span text:style-name="T38_6"><text:s/></text:span><text:span text:style-name="T38_7">be</text:span><text:span text:style-name="T38_8"><text:s/></text:span><text:span text:style-name="T38_9">set</text:span><text:span text:style-name="T38_10"><text:s/></text:span><text:span text:style-name="T38_11">to</text:span><text:span text:style-name="T38_12"><text:s/></text:span><text:span text:style-name="T38_13">DJ</text:span><text:span text:style-name="T38_14"><text:s/></text:span><text:span text:style-name="T38_15">Mode</text:span><text:span text:style-name="T38_16"><text:s/></text:span><text:span text:style-name="T38_17">to</text:span><text:span text:style-name="T38_18"><text:s/></text:span><text:span text:style-name="T38_19">allow</text:span><text:span text:style-name="T38_20"><text:s/></text:span><text:span text:style-name="T38_21">for</text:span><text:span text:style-name="T38_22"><text:s/></text:span><text:span text:style-name="T38_23">advanced</text:span><text:span text:style-name="T38_24"><text:s/></text:span><text:span text:style-name="T38_25">mix</text:span><text:span text:style-name="T38_26"><text:s/></text:span><text:span text:style-name="T38_27">features</text:span><text:span text:style-name="T38_28"><text:s/></text:span><text:span text:style-name="T38_29">such</text:span><text:span text:style-name="T38_30"><text:s/></text:span><text:span text:style-name="T38_31">as</text:span><text:span text:style-name="T38_32"><text:s/></text:span><text:span text:style-name="T38_33">crossfade</text:span><text:span text:style-name="T38_34"><text:s/></text:span><text:span text:style-name="T38_35">or</text:span><text:span text:style-name="T38_36"><text:s/></text:span><text:span text:style-name="T38_37">audio</text:span><text:span text:style-name="T38_38">/</text:span><text:span text:style-name="T38_39">visual</text:span><text:span text:style-name="T38_40"><text:s/></text:span><text:span text:style-name="T38_41">transitions</text:span><text:span text:style-name="T38_42"><text:s/></text:span><text:span text:style-name="T38_43">between</text:span><text:span text:style-name="T38_44"><text:s/></text:span><text:span text:style-name="T38_45">songs</text:span><text:span text:style-name="T38_46">.<text:s text:c="2"/></text:span><text:span text:style-name="T38_47">DJ</text:span><text:span text:style-name="T38_48"><text:s/></text:span><text:span text:style-name="T38_49">Mode</text:span><text:span text:style-name="T38_50"><text:s/></text:span><text:span text:style-name="T38_51">could</text:span><text:span text:style-name="T38_52"><text:s/></text:span><text:span text:style-name="T38_53">also</text:span><text:span text:style-name="T38_54"><text:s/></text:span><text:span text:style-name="T38_55">be</text:span><text:span text:style-name="T38_56"><text:s/></text:span><text:span text:style-name="T38_57">used</text:span><text:span text:style-name="T38_58"><text:s/></text:span><text:span text:style-name="T38_59">for</text:span><text:span text:style-name="T38_60"><text:s/></text:span><text:span text:style-name="T38_61">a</text:span><text:span text:style-name="T38_62"><text:s/></text:span><text:span text:style-name="T38_63">more</text:span><text:span text:style-name="T38_64"><text:s/></text:span><text:span text:style-name="T38_65">open</text:span><text:span text:style-name="T38_66"><text:s/></text:span><text:span text:style-name="T38_67">DJ</text:span><text:span text:style-name="T38_68"><text:s/></text:span><text:span text:style-name="T38_69">setting</text:span><text:span text:style-name="T38_70"><text:s/></text:span><text:span text:style-name="T38_71">allowing</text:span><text:span text:style-name="T38_72"><text:s/></text:span><text:span text:style-name="T38_73">for</text:span><text:span text:style-name="T38_74"><text:s/></text:span><text:span text:style-name="T38_75">song</text:span><text:span text:style-name="T38_76"><text:s/></text:span><text:span text:style-name="T38_77">suggestions</text:span><text:span text:style-name="T38_78"><text:s/></text:span><text:span text:style-name="T38_79">sent</text:span><text:span text:style-name="T38_80"><text:s/></text:span><text:span text:style-name="T38_81">in</text:span><text:span text:style-name="T38_82"><text:s/></text:span><text:span text:style-name="T38_83">by</text:span><text:span text:style-name="T38_84"><text:s/></text:span><text:span text:style-name="T38_85">a</text:span><text:span text:style-name="T38_86"><text:s/></text:span><text:span text:style-name="T38_87">user</text:span><text:span text:style-name="T38_88">’</text:span><text:span text:style-name="T38_89">s</text:span><text:span text:style-name="T38_90"><text:s/></text:span><text:span text:style-name="T38_91">mobile</text:span><text:span text:style-name="T38_92"><text:s/></text:span><text:span text:style-name="T38_93">phone</text:span><text:span text:style-name="T38_94">.</text:span></text:p>
      <text:list text:style-name="LS1" xml:id="list21" text:continue-list="list0">
        <text:list-item>
          <text:list>
            <text:list-item>
              <text:h text:style-name="P39" text:outline-level="10"><text:bookmark-start text:name="h.tqxs20ldug1"/><text:bookmark-end text:name="h.tqxs20ldug1"/><text:span text:style-name="T39_1">Shared</text:span><text:span text:style-name="T39_2"><text:s/></text:span><text:span text:style-name="T39_3">Mode</text:span></text:h>
            </text:list-item>
          </text:list>
        </text:list-item>
      </text:list>
      <text:p text:style-name="P40"><text:span text:style-name="T40_1">Linkta</text:span><text:span text:style-name="T40_2">.</text:span><text:span text:style-name="T40_3">pe</text:span><text:span text:style-name="T40_4"><text:s/></text:span><text:span text:style-name="T40_5">could</text:span><text:span text:style-name="T40_6"><text:s/></text:span><text:span text:style-name="T40_7">be</text:span><text:span text:style-name="T40_8"><text:s/></text:span><text:span text:style-name="T40_9">a</text:span><text:span text:style-name="T40_10"><text:s/></text:span><text:span text:style-name="T40_11">way</text:span><text:span text:style-name="T40_12"><text:s/></text:span><text:span text:style-name="T40_13">to</text:span><text:span text:style-name="T40_14"><text:s/></text:span><text:span text:style-name="T40_15">create</text:span><text:span text:style-name="T40_16"><text:s/></text:span><text:span text:style-name="T40_17">collections</text:span><text:span text:style-name="T40_18"><text:s/></text:span><text:span text:style-name="T40_19">of</text:span><text:span text:style-name="T40_20"><text:s/></text:span><text:span text:style-name="T40_21">songs</text:span><text:span text:style-name="T40_22"><text:s/></text:span><text:span text:style-name="T40_23">and</text:span><text:span text:style-name="T40_24"><text:s/></text:span><text:span text:style-name="T40_25">video</text:span><text:span text:style-name="T40_26"><text:s/></text:span><text:span text:style-name="T40_27">with</text:span><text:span text:style-name="T40_28"><text:s/></text:span><text:span text:style-name="T40_29">others</text:span><text:span text:style-name="T40_30"><text:s/></text:span><text:span text:style-name="T40_31">through</text:span><text:span text:style-name="T40_32"><text:s/></text:span><text:span text:style-name="T40_33">a</text:span><text:span text:style-name="T40_34"><text:s/></text:span><text:span text:style-name="T40_35">URL</text:span><text:span text:style-name="T40_36"><text:s/></text:span><text:span text:style-name="T40_37">or</text:span><text:span text:style-name="T40_38"><text:s/></text:span><text:span text:style-name="T40_39">through</text:span><text:span text:style-name="T40_40"><text:s/></text:span><text:span text:style-name="T40_41">the</text:span><text:span text:style-name="T40_42"><text:s/></text:span><text:span text:style-name="T40_43">widget</text:span><text:span text:style-name="T40_44"><text:s/></text:span><text:span text:style-name="T40_45">on</text:span><text:span text:style-name="T40_46"><text:s/></text:span><text:span text:style-name="T40_47">social</text:span><text:span text:style-name="T40_48"><text:s/></text:span><text:span text:style-name="T40_49">networks</text:span><text:span text:style-name="T40_50">.</text:span></text:p>
      <text:list text:style-name="LS1" xml:id="list22" text:continue-list="list0">
        <text:list-item>
          <text:h text:style-name="P41" text:outline-level="10"><text:bookmark-start text:name="h.8y2lingvsaby"/><text:bookmark-end text:name="h.8y2lingvsaby"/><text:span text:style-name="T41_1">Mobile</text:span></text:h>
          <text:list>
            <text:list-item>
              <text:h text:style-name="P42" text:outline-level="10"><text:bookmark-start text:name="h.9jn6lir6t799"/><text:bookmark-end text:name="h.9jn6lir6t799"/><text:span text:style-name="T42_1">Overview</text:span></text:h>
            </text:list-item>
          </text:list>
        </text:list-item>
      </text:list>
      <text:p text:style-name="P43"><text:span text:style-name="T43_1">Mobile</text:span><text:span text:style-name="T43_2"><text:s/></text:span><text:span text:style-name="T43_3">has</text:span><text:span text:style-name="T43_4"><text:s/></text:span><text:span text:style-name="T43_5">many</text:span><text:span text:style-name="T43_6"><text:s/></text:span><text:span text:style-name="T43_7">applications</text:span></text:p>
      <text:list text:style-name="LS1" xml:id="list24" text:continue-list="list0">
        <text:list-item>
          <text:list>
            <text:list-item>
              <text:h text:style-name="P44" text:outline-level="10"><text:bookmark-start text:name="h.lu5vecqh4uc1"/><text:bookmark-end text:name="h.lu5vecqh4uc1"/><text:span text:style-name="T44_1">Extension</text:span><text:span text:style-name="T44_2"><text:s/></text:span><text:span text:style-name="T44_3">of</text:span><text:span text:style-name="T44_4"><text:s/></text:span><text:span text:style-name="T44_5">Desktop</text:span></text:h>
            </text:list-item>
          </text:list>
        </text:list-item>
      </text:list>
      <text:p text:style-name="P45"><text:span text:style-name="T45_1">The</text:span><text:span text:style-name="T45_2"><text:s/></text:span><text:span text:style-name="T45_3">mobile</text:span><text:span text:style-name="T45_4"><text:s/></text:span><text:span text:style-name="T45_5">version</text:span><text:span text:style-name="T45_6"><text:s/></text:span><text:span text:style-name="T45_7">of</text:span><text:span text:style-name="T45_8"><text:s/></text:span><text:span text:style-name="T45_9">linkta</text:span><text:span text:style-name="T45_10">.</text:span><text:span text:style-name="T45_11">pe</text:span><text:span text:style-name="T45_12"><text:s/></text:span><text:span text:style-name="T45_13">would</text:span><text:span text:style-name="T45_14"><text:s/></text:span><text:span text:style-name="T45_15">support</text:span><text:span text:style-name="T45_16"><text:s/></text:span><text:span text:style-name="T45_17">the</text:span><text:span text:style-name="T45_18"><text:s/></text:span><text:span text:style-name="T45_19">core</text:span><text:span text:style-name="T45_20"><text:s/></text:span><text:span text:style-name="T45_21">functionality</text:span><text:span text:style-name="T45_22"><text:s/></text:span><text:span text:style-name="T45_23">of</text:span><text:span text:style-name="T45_24"><text:s/></text:span><text:span text:style-name="T45_25">the</text:span><text:span text:style-name="T45_26"><text:s/></text:span><text:span text:style-name="T45_27">app</text:span><text:span text:style-name="T45_28"><text:s/></text:span><text:span text:style-name="T45_29">so</text:span><text:span text:style-name="T45_30"><text:s/></text:span><text:span text:style-name="T45_31">mixtapes</text:span><text:span text:style-name="T45_32"><text:s/></text:span><text:span text:style-name="T45_33">can</text:span><text:span text:style-name="T45_34"><text:s/></text:span><text:span text:style-name="T45_35">be</text:span><text:span text:style-name="T45_36"><text:s/></text:span><text:span text:style-name="T45_37">enjoyed</text:span><text:span text:style-name="T45_38"><text:s/></text:span><text:span text:style-name="T45_39">anywhere</text:span><text:span text:style-name="T45_40">.</text:span></text:p>
      <text:list text:style-name="LS1" xml:id="list25" text:continue-list="list0">
        <text:list-item>
          <text:list>
            <text:list-item>
              <text:h text:style-name="P46" text:outline-level="10"><text:bookmark-start text:name="h.j9kwn2egq9wl"/><text:bookmark-end text:name="h.j9kwn2egq9wl"/><text:span text:style-name="T46_1">Remote</text:span><text:span text:style-name="T46_2"><text:s/></text:span><text:span text:style-name="T46_3">Control</text:span></text:h>
            </text:list-item>
          </text:list>
        </text:list-item>
      </text:list>
      <text:p text:style-name="P47"><text:span text:style-name="T47_1">Smartphones</text:span><text:span text:style-name="T47_2"><text:s/></text:span><text:span text:style-name="T47_3">could</text:span><text:span text:style-name="T47_4"><text:s/></text:span><text:span text:style-name="T47_5">be</text:span><text:span text:style-name="T47_6"><text:s/></text:span><text:span text:style-name="T47_7">used</text:span><text:span text:style-name="T47_8"><text:s/></text:span><text:span text:style-name="T47_9">to</text:span><text:span text:style-name="T47_10"><text:s/></text:span><text:span text:style-name="T47_11">control</text:span><text:span text:style-name="T47_12"><text:s/></text:span><text:span text:style-name="T47_13">a</text:span><text:span text:style-name="T47_14"><text:s/></text:span><text:span text:style-name="T47_15">currently</text:span><text:span text:style-name="T47_16"><text:s/></text:span><text:span text:style-name="T47_17">running</text:span><text:span text:style-name="T47_18"><text:s/></text:span><text:span text:style-name="T47_19">desktop</text:span><text:span text:style-name="T47_20"><text:s/></text:span><text:span text:style-name="T47_21">instance</text:span><text:span text:style-name="T47_22"><text:s/></text:span><text:span text:style-name="T47_23">of</text:span><text:span text:style-name="T47_24"><text:s/></text:span><text:span text:style-name="T47_25">linkta</text:span><text:span text:style-name="T47_26">.</text:span><text:span text:style-name="T47_27">pe</text:span><text:span text:style-name="T47_28"><text:s/></text:span><text:span text:style-name="T47_29">connected</text:span><text:span text:style-name="T47_30"><text:s/></text:span><text:span text:style-name="T47_31">to</text:span><text:span text:style-name="T47_32"><text:s/></text:span><text:span text:style-name="T47_33">a</text:span><text:span text:style-name="T47_34"><text:s/></text:span><text:span text:style-name="T47_35">media</text:span><text:span text:style-name="T47_36"><text:s/></text:span><text:span text:style-name="T47_37">pc</text:span><text:span text:style-name="T47_38"><text:s/></text:span><text:span text:style-name="T47_39">for</text:span><text:span text:style-name="T47_40"><text:s/></text:span><text:span text:style-name="T47_41">presentation</text:span><text:span text:style-name="T47_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